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li1n" style:list-style-name="li1n"/>
    <style:style style:name="P3" style:family="paragraph" style:parent-style-name="Title-chapter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title>Install/setup Paquete</text:title></text:h>
      <text:h text:style-name="h1n" text:outline-level="2">Install Paquete</text:h>
      <text:p text:style-name="p">This page is meant for Developers' reference. This paquete installation is using Paquete 0.2.</text:p>
      <text:h text:style-name="h2n" text:outline-level="3">Download Paquete </text:h>
      <text:p text:style-name="p">Either download <text:s/><text:a xlink:type="simple" xlink:href="http://fascinator.usq.edu.au/svn/code/paquete/client/tags/0.1/paquete.js">Paquete Client</text:a> for single javascript file download or </text:p>
      <text:p text:style-name="p">Check out from SVN for complete download, including demonstration.</text:p>
      <text:p text:style-name="pre1">svn co http://fascinator.usq.edu.au/svn/code/paquete/client/tags/0.2rc1</text:p>
      <text:h text:style-name="h2n" text:outline-level="3">Setup Paquete</text:h>
      <text:list xml:id="list1072861164" text:style-name="li1n">
        <text:list-item>
          <text:p text:style-name="P2">Copy the package files into a web folder.</text:p>
        </text:list-item>
        <text:list-item>
          <text:p text:style-name="P2">Locate the host page, the main page of the package. For example default.html or index.html </text:p>
        </text:list-item>
      </text:list>
      <text:p text:style-name="dt2"><text:s text:c="4"/>Note</text:p>
      <text:p text:style-name="dd2">See example at http://fascinator.usq.edu.au/svn/code/paquete/client/tags/0.1/demo&gt;default.htm.</text:p>
      <text:list xml:id="list302875329" text:continue-numbering="true" text:style-name="li1n">
        <text:list-item>
          <text:p text:style-name="P2">Host page should have similar structure in body content as follows:</text:p>
        </text:list-item>
      </text:list>
      <text:p text:style-name="pre2">&lt;body&gt;</text:p>
      <text:p text:style-name="pre2"><text:s text:c="3"/>&lt;table border="0" cellpadding="0" cellspacing="0" class="layout"&gt;</text:p>
      <text:p text:style-name="pre2"><text:s text:c="5"/>&lt;tr&gt;</text:p>
      <text:p text:style-name="pre2"><text:s text:c="8"/>&lt;td colspan=2&gt;&lt;h1 class="title"&gt;Paquete Demo&lt;/h1&gt;&lt;/td&gt;</text:p>
      <text:p text:style-name="pre2"><text:s text:c="5"/>&lt;/tr&gt;</text:p>
      <text:p text:style-name="pre2"><text:s text:c="5"/>&lt;tr&gt;</text:p>
      <text:p text:style-name="pre2"><text:s text:c="6"/>&lt;td class="layout-left" style="vertical-align: top;" rowspan="2" width="20%"&gt;</text:p>
      <text:p text:style-name="pre2"><text:s text:c="6"/><text:tab/>&lt;div class="page-toc" /&gt;</text:p>
      <text:p text:style-name="pre2"><text:s text:c="6"/>&lt;/td&gt;</text:p>
      <text:p text:style-name="pre2"><text:s text:c="6"/>&lt;td style="vertical-align: top;"&gt;</text:p>
      <text:p text:style-name="pre2"><text:s text:c="6"/><text:tab/>&lt;div class="body" id="body"&gt;&lt;/div&gt;</text:p>
      <text:p text:style-name="pre2"><text:s text:c="6"/>&lt;/td&gt;</text:p>
      <text:p text:style-name="pre1"><text:soft-page-break/><text:s text:c="6"/>&lt;/tr&gt;<text:tab/></text:p>
      <text:p text:style-name="pre1"><text:s text:c="3"/>&lt;/table&gt;</text:p>
      <text:p text:style-name="pre1">&lt;/body&gt;</text:p>
      <text:p text:style-name="dt2"><text:s text:c="6"/>Note</text:p>
      <text:p text:style-name="dd2"><text:s/>The structure can be changed and is reconfigurable. </text:p>
      <text:list xml:id="list426828933" text:continue-numbering="true" text:style-name="li1n">
        <text:list-item>
          <text:p text:style-name="P2"><text:s/>Edit host page. In header section add the links to javascript files and initializing script. </text:p>
        </text:list-item>
      </text:list>
      <text:p text:style-name="pre1">&lt;!-- Paquete setup --&gt;</text:p>
      <text:p text:style-name="pre1"><text:s text:c="4"/>&lt;script type="text/javascript" src="../shared/jquery-1.4.1.min.js"&gt;&lt;/script&gt;</text:p>
      <text:p text:style-name="pre1"><text:s text:c="4"/>&lt;script type="text/javascript" src="../shared/json2.js"&gt;&lt;/script&gt;</text:p>
      <text:p text:style-name="pre1"><text:s text:c="4"/>&lt;script type="text/javascript" src="../paquete.js"&gt;&lt;/script&gt;</text:p>
      <text:p text:style-name="pre1"><text:s text:c="4"/>&lt;script type="text/javascript"&gt;</text:p>
      <text:p text:style-name="pre1"><text:s text:c="8"/>jQuery(function(){</text:p>
      <text:p text:style-name="pre1"><text:s text:c="12"/>var jQ = jQuery;</text:p>
      <text:p text:style-name="pre1"><text:s text:c="12"/>var paquete = paqueteFactory(jQ);</text:p>
      <text:p text:style-name="pre1"><text:s text:c="12"/>paquete.contentSelector = "div.body";</text:p>
      <text:p text:style-name="pre1"><text:s text:c="12"/>paquete.titleSelector = "div.title";</text:p>
      <text:p text:style-name="pre1"><text:s text:c="12"/>paquete.tocSelector = "div.page-toc";</text:p>
      <text:p text:style-name="pre1"><text:s text:c="12"/>paquete.contentBaseUrl = "./";</text:p>
      <text:p text:style-name="pre1"><text:s text:c="12"/>paquete.getManifestJson("manifest.json");</text:p>
      <text:p text:style-name="pre1"><text:s text:c="8"/>});</text:p>
      <text:p text:style-name="pre1"><text:s text:c="4"/>&lt;/script&gt;</text:p>
      <text:p text:style-name="dt2"><text:s text:c="4"/>Note: </text:p>
      <text:p text:style-name="dd2">contentSelector, titleSelector and tocSelector define where to put contents, titles and TOCs respec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t1" style:family="paragraph" style:parent-style-name="p" style:next-style-name="dd1">
      <style:paragraph-properties fo:margin-left="0cm" fo:margin-right="0cm" fo:margin-top="0.21cm" fo:margin-bottom="0cm" fo:text-indent="0cm" style:auto-text-indent="false"/>
      <style:text-properties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ter " style:num-suffix=":" style:num-format="1" text:start-value="3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 text:display-levels="3">
        <style:list-level-properties text:min-label-distance="0.381cm"/>
      </text:outline-level-style>
      <text:outline-level-style text:level="4" style:num-suffix=" " style:num-format="1" text:display-levels="4">
        <style:list-level-properties text:min-label-distance="0.381cm"/>
      </text:outline-level-style>
      <text:outline-level-style text:level="5" style:num-suffix=" " style:num-format="1" text:display-levels="5">
        <style:list-level-properties/>
      </text:outline-level-style>
      <text:outline-level-style text:level="6" style:num-suffix=" 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title>Install/setup Paquete</text:title> p.<text:page-number text:select-page="current">2</text:page-number></text:p>
      </style:header>
      <style:header-left>
        <text:p text:style-name="Header_20_left">p.<text:page-number text:select-page="current">2</text:page-number> <text:title>Install/setup Paquete</text:title></text:p>
      </style:header-left>
    </style:master-page>
    <style:master-page style:name="Left_20_Page" style:display-name="Left Page" style:page-layout-name="Mpm2">
      <style:header>
        <text:p text:style-name="Header_20_right"><text:s/><text:title>Install/setup Paquete</text:title> <text:page-number text:select-page="current">2</text:page-number></text:p>
      </style:header>
    </style:master-page>
    <style:master-page style:name="Right_20_Page" style:display-name="Right Page" style:page-layout-name="Mpm3">
      <style:header>
        <text:p text:style-name="MP1"><text:page-number text:select-page="current">2</text:page-number> <text:title>Install/setup Paquete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Install/setup Paquete</dc:title>
    <meta:initial-creator>Daniel de Byl</meta:initial-creator>
    <meta:creation-date>2007-09-29T18:20:44</meta:creation-date>
    <dc:creator>Bron Chandler</dc:creator>
    <dc:date>2010-06-10T10:59:43</dc:date>
    <dc:language>en-AU</dc:language>
    <meta:editing-cycles>23</meta:editing-cycles>
    <meta:editing-duration>PT18H13M25S</meta:editing-duration>
    <meta:document-statistic meta:table-count="0" meta:image-count="0" meta:object-count="0" meta:page-count="2" meta:paragraph-count="52" meta:word-count="215" meta:character-count="2116"/>
    <meta:user-defined meta:name="Info 1"/>
    <meta:user-defined meta:name="Info 2"/>
    <meta:user-defined meta:name="Info 3"/>
    <meta:user-defined meta:name="Info 4"/>
  </office:meta>
</office:document-meta>
</file>